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Verdana" svg:font-family="Verdana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059" fo:font-size="14pt" officeooo:rsid="000d1ff9" officeooo:paragraph-rsid="000d1ff9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059" fo:font-size="14pt" style:text-underline-style="solid" style:text-underline-width="auto" style:text-underline-color="font-color" fo:font-weight="bold" officeooo:rsid="000d1ff9" officeooo:paragraph-rsid="000d1ff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059" fo:font-size="16pt" style:text-underline-style="solid" style:text-underline-width="auto" style:text-underline-color="font-color" fo:font-weight="bold" officeooo:rsid="000d1ff9" officeooo:paragraph-rsid="000d1ff9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059" fo:font-size="12pt" style:text-underline-style="none" fo:font-weight="normal" officeooo:rsid="000d1ff9" officeooo:paragraph-rsid="000d1ff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059" fo:font-size="12pt" style:text-underline-style="none" fo:font-weight="normal" officeooo:rsid="000d1ff9" officeooo:paragraph-rsid="000d1ff9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059" fo:font-size="12pt" style:text-underline-style="none" fo:font-weight="normal" officeooo:rsid="000d1ff9" officeooo:paragraph-rsid="000d1ff9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C059" fo:font-size="12pt" style:text-underline-style="none" fo:font-weight="normal" officeooo:rsid="000d1ff9" officeooo:paragraph-rsid="000d1ff9" style:font-size-asian="12pt" style:font-weight-asian="normal" style:font-size-complex="12pt" style:font-weight-complex="normal"/>
    </style:style>
    <style:style style:name="P8" style:family="paragraph" style:parent-style-name="Standard" style:list-style-name="L7">
      <style:paragraph-properties fo:text-align="justify" style:justify-single-word="false"/>
      <style:text-properties style:font-name="C059" fo:font-size="12pt" style:text-underline-style="none" fo:font-weight="normal" officeooo:rsid="000d1ff9" officeooo:paragraph-rsid="000d1ff9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059" fo:font-size="12pt" style:text-underline-style="none" fo:font-weight="normal" officeooo:rsid="000d7fec" officeooo:paragraph-rsid="000d7fe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C059" fo:font-size="12pt" style:text-underline-style="none" fo:font-weight="normal" officeooo:rsid="000faf15" officeooo:paragraph-rsid="000faf1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059" fo:font-size="12pt" style:text-underline-style="none" fo:font-weight="normal" officeooo:rsid="000faf15" officeooo:paragraph-rsid="000faf15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justify" style:justify-single-word="false"/>
      <style:text-properties style:font-name="C059" fo:font-size="12pt" style:text-underline-style="none" fo:font-weight="normal" officeooo:rsid="000faf15" officeooo:paragraph-rsid="000faf15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style:font-name="C059" fo:font-size="12pt" style:text-underline-style="none" fo:font-weight="normal" officeooo:rsid="0012327d" officeooo:paragraph-rsid="0012327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059" fo:font-size="10pt" style:text-underline-style="none" fo:font-weight="normal" officeooo:rsid="000d1ff9" officeooo:paragraph-rsid="000d1ff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059" fo:font-size="10pt" style:text-underline-style="none" fo:font-weight="normal" officeooo:rsid="000d1ff9" officeooo:paragraph-rsid="001451e3" style:font-size-asian="10pt" style:font-weight-asian="normal" style:font-size-complex="10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officeooo:paragraph-rsid="0012327d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C059" fo:font-size="12pt" style:text-underline-style="none" fo:font-weight="normal" officeooo:rsid="000faf15" officeooo:paragraph-rsid="000faf15" style:font-size-asian="12pt" style:font-weight-asian="normal" style:font-size-complex="12pt" style:font-weight-complex="normal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T1" style:family="text">
      <style:text-properties officeooo:rsid="000f5dec"/>
    </style:style>
    <style:style style:name="T2" style:family="text">
      <style:text-properties officeooo:rsid="000faf15"/>
    </style:style>
    <style:style style:name="T3" style:family="text">
      <style:text-properties officeooo:rsid="0012327d"/>
    </style:style>
    <style:style style:name="T4" style:family="text">
      <style:text-properties style:font-name="C059"/>
    </style:style>
    <style:style style:name="T5" style:family="text">
      <style:text-properties style:font-name="C059" fo:font-size="12pt" style:text-underline-style="none" fo:font-weight="normal" officeooo:rsid="0012327d" style:font-size-asian="12pt" style:font-weight-asian="normal" style:font-size-complex="12pt" style:font-weight-complex="normal"/>
    </style:style>
    <style:style style:name="T6" style:family="text">
      <style:text-properties style:font-name="C059" officeooo:rsid="0012327d"/>
    </style:style>
    <style:style style:name="T7" style:family="text">
      <style:text-properties style:font-name="C059" fo:font-weight="normal" officeooo:rsid="0012327d" style:font-weight-asian="normal" style:font-weight-complex="normal"/>
    </style:style>
    <style:style style:name="T8" style:family="text">
      <style:text-properties officeooo:rsid="0013e9d8"/>
    </style:style>
    <style:style style:name="T9" style:family="text">
      <style:text-properties officeooo:rsid="001451e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MART TWO WHEELER ACCIDENT DETECTION</text:p>
      <text:p text:style-name="P1"><text:s/></text:p>
      <text:p text:style-name="P2">Vega IoTv2 Processor</text:p>
      <text:p text:style-name="P2"/>
      <text:list xml:id="list927687349" text:style-name="L1">
        <text:list-item>
          <text:p text:style-name="P4"><text:a xlink:type="simple" xlink:href="https://vegaprocessors.in/devboards/ariesiot.php" text:style-name="Internet_20_link" text:visited-style-name="Visited_20_Internet_20_Link">https://vegaprocessors.in/devboards/ariesiot.php</text:a></text:p>
        </text:list-item>
        <text:list-item>
          <text:p text:style-name="P9">VEGA ET1031 Microprocessor</text:p>
        </text:list-item>
        <text:list-item>
          <text:p text:style-name="P9">THEJAS32 SoC</text:p>
        </text:list-item>
        <text:list-item>
          <text:p text:style-name="P9">This board is a development platform based on THEJAS32 ASIC which operates at a frequency of 100MHz. THEJAS32 SoC includes VEGA ET1031 Microprocessor, 256KB internal SRAM, Three UARTs, Four SPIs, Three TIMERs, Eight PWMs, Three I2C interface, 32 GPIOs etc.</text:p>
        </text:list-item>
      </text:list>
      <text:p text:style-name="P5"/>
      <text:p text:style-name="P5"/>
      <text:p text:style-name="P5">&gt;&gt; <text:span text:style-name="T1">Data Sheet</text:span></text:p>
      <text:list xml:id="list2076844511" text:style-name="L2">
        <text:list-item>
          <text:p text:style-name="P6"><text:a xlink:type="simple" xlink:href="https://vegaprocessors.in/files/ARIES_IoT_V2.0_DATASHEET.pdf" text:style-name="Internet_20_link" text:visited-style-name="Visited_20_Internet_20_Link">https://vegaprocessors.in/files/ARIES_IoT_V2.0_DATASHEET.pdf</text:a></text:p>
        </text:list-item>
      </text:list>
      <text:p text:style-name="P5"/>
      <text:p text:style-name="P5">&gt;&gt; <text:span text:style-name="T2">BMI088 Sensor</text:span></text:p>
      <text:list xml:id="list1765142970" text:style-name="L3">
        <text:list-item>
          <text:p text:style-name="P7"><text:a xlink:type="simple" xlink:href="https://www.bosch-sensortec.com/media/boschsensortec/downloads/datasheets/bst-bmi088-ds001.pdf" text:style-name="Internet_20_link" text:visited-style-name="Visited_20_Internet_20_Link">https://www.bosch-sensortec.com/media/boschsensortec/downloads/datasheets/bst-bmi088-ds001.pdf</text:a></text:p>
        </text:list-item>
        <text:list-item>
          <text:p text:style-name="P10">By BOSCH</text:p>
        </text:list-item>
        <text:list-item>
          <text:p text:style-name="P10">BMI088 is an inertial measurement unit (IMU) for the detection of movements and rotations in 6 degrees of freedom (6DoF). It combines the functionality of two inertial sensors in one device: an advanced triaxial 16-bit gyroscope and a versatile, leading-edge triaxial 16-bit accelerometer.</text:p>
        </text:list-item>
        <text:list-item>
          <text:p text:style-name="P10">For optimum system integration, BMI088 is fitted with digital interfaces (SPI or I2C), offering a wide VDDIO voltage range from 1.2V to 3.6V</text:p>
        </text:list-item>
        <text:list-item>
          <text:p text:style-name="P10">Block Diagram is in pg.no. 13</text:p>
        </text:list-item>
        <text:list-item>
          <text:p text:style-name="P17"><text:span text:style-name="Strong_20_Emphasis">High Resolution</text:span>: 16-bit digital resolution for both the accelerometer and gyroscope.</text:p>
        </text:list-item>
        <text:list-item text:style-override="L5">
          <text:p text:style-name="P18"><text:span text:style-name="Strong_20_Emphasis">Measurement Range</text:span>: The accelerometer has a range of ±3g, ±6g, ±12g, and ±24g, while the gyroscope has a range of ±125°/s to ±2000°/s</text:p>
        </text:list-item>
      </text:list>
      <text:p text:style-name="P11"/>
      <text:p text:style-name="P11">&gt;&gt; <text:span text:style-name="T3">NEO6M GPS Module</text:span></text:p>
      <text:list xml:id="list2401808419" text:style-name="L8">
        <text:list-item>
          <text:p text:style-name="P12"><text:a xlink:type="simple" xlink:href="https://content.u-blox.com/sites/default/files/products/documents/NEO-6_DataSheet_%28GPS.G6-HW-09005%29.pdf" text:style-name="Internet_20_link" text:visited-style-name="Visited_20_Internet_20_Link">https://content.u-blox.com/sites/default/files/products/documents/NEO-6_DataSheet_%28GPS.G6-HW-09005%29.pdf</text:a></text:p>
        </text:list-item>
      </text:list>
      <text:list xml:id="list822624690" text:style-name="L6">
        <text:list-item>
          <text:p text:style-name="P13">TX of NEO6M - GPIO-4 of Processor and <text:s/>RX-GPIO-3</text:p>
        </text:list-item>
        <text:list-item>
          <text:p text:style-name="P16"><text:span text:style-name="T5">For NEO6M GPS Module communication, we did not use the UART comminication, rather we used </text:span><text:span text:style-name="T4">Software-based serial communication </text:span><text:span text:style-name="T6">using </text:span><text:span text:style-name="Strong_20_Emphasis"><text:span text:style-name="T7">SoftwareSerial</text:span></text:span><text:span text:style-name="T6"> library, which enables serial communication on other digital pins of an Arduino board, beyond the default hardware serial ports </text:span><text:span text:style-name="T4"><text:s/></text:span></text:p>
        </text:list-item>
      </text:list>
      <text:p text:style-name="P5"/>
      <text:p text:style-name="P5"/>
      <text:p text:style-name="P5">&gt;&gt; <text:span text:style-name="T8">Buzzer</text:span></text:p>
      <text:list xml:id="list3340941323" text:style-name="L7">
        <text:list-item>
          <text:p text:style-name="P8"><text:span text:style-name="T8">Pin.</text:span>75 <text:span text:style-name="T8">(GPIO.2 - 11)</text:span> <text:span text:style-name="T8">=&gt;</text:span> PWM(7) Pulse Width Modulation. </text:p>
        </text:list-item>
      </text:list>
      <text:p text:style-name="P5"/>
      <text:p text:style-name="P5"/>
      <text:p text:style-name="P5"/>
      <text:p text:style-name="P5"/>
      <text:p text:style-name="P5"><text:soft-page-break/>&gt;&gt; <text:span text:style-name="T9">A basic reference code</text:span></text:p>
      <text:p text:style-name="P14">#include &lt;SPI.h&gt;</text:p>
      <text:p text:style-name="P14"/>
      <text:p text:style-name="P14">#include &lt;SoftwareSerial.h&gt;</text:p>
      <text:p text:style-name="P14"/>
      <text:p text:style-name="P14">#include "BMI088.h"</text:p>
      <text:p text:style-name="P14">#define VEGA_ARIES_IOT_V2</text:p>
      <text:p text:style-name="P14">#define buzzer 7 <text:s/>//buzzer connected to PWM pin 7</text:p>
      <text:p text:style-name="P14">#define period 500</text:p>
      <text:p text:style-name="P14"/>
      <text:p text:style-name="P14">SoftwareSerial ss(4, 3); //TX-GPIO-4 and <text:s/>RX-GPIO-3</text:p>
      <text:p text:style-name="P14"/>
      <text:p text:style-name="P14">SPIClass SPI(2);</text:p>
      <text:p text:style-name="P14"/>
      <text:p text:style-name="P14">/* accel object */</text:p>
      <text:p text:style-name="P14">Bmi088Accel accel(SPI,0xFF);</text:p>
      <text:p text:style-name="P14">/* gyro object */</text:p>
      <text:p text:style-name="P14">Bmi088Gyro gyro(SPI,21);</text:p>
      <text:p text:style-name="P14"/>
      <text:p text:style-name="P14">void setup() </text:p>
      <text:p text:style-name="P14">{</text:p>
      <text:p text:style-name="P14"><text:s text:c="2"/>int status;</text:p>
      <text:p text:style-name="P14"/>
      <text:p text:style-name="P14"><text:s text:c="2"/>/* USB Serial to print data */</text:p>
      <text:p text:style-name="P14"><text:s text:c="2"/>Serial.begin(9600);</text:p>
      <text:p text:style-name="P14"/>
      <text:p text:style-name="P14"><text:s text:c="2"/>while(!Serial) {}</text:p>
      <text:p text:style-name="P14"/>
      <text:p text:style-name="P14"><text:s text:c="2"/>/* start the sensors */</text:p>
      <text:p text:style-name="P14"><text:s text:c="2"/>status = accel.begin();</text:p>
      <text:p text:style-name="P14"><text:s text:c="2"/>ss.begin(9600);</text:p>
      <text:p text:style-name="P14"><text:s/></text:p>
      <text:p text:style-name="P14"><text:s text:c="2"/>if (status &lt; 0) {</text:p>
      <text:p text:style-name="P14"><text:s text:c="4"/>Serial.println("Accel Initialization Error");</text:p>
      <text:p text:style-name="P14"><text:s text:c="4"/>Serial.println(status);</text:p>
      <text:p text:style-name="P14"><text:s text:c="4"/>while (1) {}</text:p>
      <text:p text:style-name="P14"><text:s text:c="2"/>} <text:s/></text:p>
      <text:p text:style-name="P14">}</text:p>
      <text:p text:style-name="P14"/>
      <text:p text:style-name="P14">void loop() </text:p>
      <text:p text:style-name="P14">{</text:p>
      <text:p text:style-name="P14"><text:s text:c="2"/>#if defined (VEGA_ARIES_IOT_V2)</text:p>
      <text:p text:style-name="P14"><text:s text:c="2"/></text:p>
      <text:p text:style-name="P14"><text:s text:c="2"/>/* read the accel */</text:p>
      <text:p text:style-name="P14"><text:s text:c="2"/>accel.readSensor();</text:p>
      <text:p text:style-name="P14"/>
      <text:p text:style-name="P14"><text:s text:c="2"/>/* print the data */</text:p>
      <text:p text:style-name="P15"><text:s text:c="2"/>float accely = accel.getAccelY_mss();</text:p>
      <text:p text:style-name="P15"/>
      <text:p text:style-name="P14"><text:s text:c="2"/>Serial.print("X_axis = ");</text:p>
      <text:p text:style-name="P14"><text:s text:c="2"/>Serial.print(accel.getAccelX_mss());</text:p>
      <text:p text:style-name="P14"><text:s text:c="2"/>Serial.println();</text:p>
      <text:p text:style-name="P14"/>
      <text:p text:style-name="P14"><text:s text:c="2"/>Serial.print("Y_axis = ");</text:p>
      <text:p text:style-name="P14"><text:s text:c="2"/>Serial.print(accel.getAccelY_mss());</text:p>
      <text:p text:style-name="P14"><text:s text:c="2"/>Serial.println();</text:p>
      <text:p text:style-name="P14"/>
      <text:p text:style-name="P14"/>
      <text:p text:style-name="P14"><text:s text:c="2"/>Serial.print("Z_axis = ");</text:p>
      <text:p text:style-name="P14"><text:s text:c="2"/>Serial.print(accel.getAccelZ_mss());</text:p>
      <text:p text:style-name="P14"><text:soft-page-break/><text:s text:c="2"/>Serial.println();</text:p>
      <text:p text:style-name="P14"/>
      <text:p text:style-name="P14"><text:s text:c="2"/>if (accely &gt; 7)</text:p>
      <text:p text:style-name="P14"><text:s text:c="2"/>{ <text:s text:c="3"/></text:p>
      <text:p text:style-name="P14"><text:s text:c="4"/>while (ss.available() &gt; 0){</text:p>
      <text:p text:style-name="P14"><text:s text:c="4"/>// get the byte data from the GPS</text:p>
      <text:p text:style-name="P14"><text:s text:c="4"/>tone(buzzer,period);</text:p>
      <text:p text:style-name="P14"><text:s text:c="4"/>byte gpsData = ss.read();</text:p>
      <text:p text:style-name="P14"><text:s text:c="4"/>Serial.write(gpsData);</text:p>
      <text:p text:style-name="P14"><text:s text:c="2"/>}</text:p>
      <text:p text:style-name="P14"><text:s text:c="2"/>}</text:p>
      <text:p text:style-name="P14"/>
      <text:p text:style-name="P14"><text:s text:c="2"/>#else</text:p>
      <text:p text:style-name="P14"><text:s text:c="2"/>Serial.println("Choose the correct board! " );</text:p>
      <text:p text:style-name="P14"><text:s text:c="2"/>#endif <text:s/></text:p>
      <text:p text:style-name="P1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0:21:43.510679284</meta:creation-date>
    <dc:date>2024-12-30T12:32:43.974536015</dc:date>
    <meta:editing-duration>PT9M2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403" meta:character-count="3061" meta:non-whitespace-character-count="2641"/>
  </office:meta>
</office:document-meta>
</file>